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24b7b7" officeooo:paragraph-rsid="0024b7b7"/>
    </style:style>
    <style:style style:name="P2" style:family="paragraph" style:parent-style-name="Standard">
      <style:text-properties officeooo:rsid="002a4ae1" officeooo:paragraph-rsid="002a4ae1"/>
    </style:style>
    <style:style style:name="P3" style:family="paragraph" style:parent-style-name="Text_20_body">
      <style:text-properties officeooo:rsid="00277005" officeooo:paragraph-rsid="00277005"/>
    </style:style>
    <style:style style:name="P4" style:family="paragraph" style:parent-style-name="Text_20_body">
      <style:text-properties officeooo:paragraph-rsid="00277005"/>
    </style:style>
    <style:style style:name="P5" style:family="paragraph" style:parent-style-name="Text_20_body">
      <style:text-properties officeooo:rsid="00306589" officeooo:paragraph-rsid="00306589"/>
    </style:style>
    <style:style style:name="P6" style:family="paragraph" style:parent-style-name="Text_20_body">
      <style:text-properties officeooo:rsid="0036ddf2" officeooo:paragraph-rsid="0036fcaf"/>
    </style:style>
    <style:style style:name="P7" style:family="paragraph" style:parent-style-name="Heading_20_1">
      <style:text-properties officeooo:rsid="0025b2aa" officeooo:paragraph-rsid="0025b2aa"/>
    </style:style>
    <style:style style:name="P8" style:family="paragraph" style:parent-style-name="Standard" style:list-style-name="L1">
      <style:text-properties officeooo:rsid="002a4ae1" officeooo:paragraph-rsid="002a4ae1"/>
    </style:style>
    <style:style style:name="P9" style:family="paragraph" style:parent-style-name="Standard" style:list-style-name="L1">
      <style:text-properties officeooo:rsid="002afd74" officeooo:paragraph-rsid="002afd74"/>
    </style:style>
    <style:style style:name="P10" style:family="paragraph" style:parent-style-name="Standard" style:list-style-name="L1">
      <style:text-properties officeooo:rsid="002c0e8b" officeooo:paragraph-rsid="002c0e8b"/>
    </style:style>
    <style:style style:name="P11" style:family="paragraph" style:parent-style-name="Standard" style:list-style-name="L1">
      <style:text-properties style:text-underline-style="none" officeooo:rsid="002c0e8b" officeooo:paragraph-rsid="002c0e8b"/>
    </style:style>
    <style:style style:name="P12" style:family="paragraph" style:parent-style-name="Standard" style:list-style-name="L1">
      <style:text-properties style:text-underline-style="none" officeooo:rsid="002c0e8b" officeooo:paragraph-rsid="002eded6"/>
    </style:style>
    <style:style style:name="P13" style:family="paragraph" style:parent-style-name="Standard" style:list-style-name="L1">
      <style:text-properties style:text-underline-style="none" officeooo:rsid="002cff5e" officeooo:paragraph-rsid="002cff5e"/>
    </style:style>
    <style:style style:name="P14" style:family="paragraph" style:parent-style-name="Text_20_body" style:list-style-name="L2">
      <style:text-properties officeooo:rsid="00325651" officeooo:paragraph-rsid="00325651"/>
    </style:style>
    <style:style style:name="P15" style:family="paragraph" style:parent-style-name="Text_20_body" style:list-style-name="L2">
      <style:text-properties officeooo:rsid="0032bb95" officeooo:paragraph-rsid="0032bb95"/>
    </style:style>
    <style:style style:name="P16" style:family="paragraph" style:parent-style-name="Text_20_body" style:list-style-name="L2">
      <style:text-properties officeooo:rsid="0032bb95" officeooo:paragraph-rsid="00325651"/>
    </style:style>
    <style:style style:name="P17" style:family="paragraph" style:parent-style-name="Text_20_body" style:list-style-name="L2">
      <style:text-properties officeooo:rsid="00306589" officeooo:paragraph-rsid="0032bb95"/>
    </style:style>
    <style:style style:name="P18" style:family="paragraph" style:parent-style-name="Text_20_body" style:list-style-name="L2">
      <style:text-properties officeooo:rsid="00306589" officeooo:paragraph-rsid="00337ca4"/>
    </style:style>
    <style:style style:name="P19" style:family="paragraph" style:parent-style-name="Text_20_body" style:list-style-name="L2">
      <style:text-properties officeooo:rsid="00306589" officeooo:paragraph-rsid="00352641"/>
    </style:style>
    <style:style style:name="P20" style:family="paragraph" style:parent-style-name="Text_20_body" style:list-style-name="L2">
      <style:text-properties officeooo:rsid="0034e75c" officeooo:paragraph-rsid="0034e75c"/>
    </style:style>
    <style:style style:name="P21" style:family="paragraph" style:parent-style-name="Text_20_body" style:list-style-name="L2">
      <style:text-properties officeooo:rsid="00352641" officeooo:paragraph-rsid="00352641"/>
    </style:style>
    <style:style style:name="P22" style:family="paragraph" style:parent-style-name="Text_20_body" style:list-style-name="L2">
      <style:text-properties officeooo:rsid="0036ddf2" officeooo:paragraph-rsid="0036ddf2"/>
    </style:style>
    <style:style style:name="P23" style:family="paragraph" style:parent-style-name="Text_20_body" style:list-style-name="L2">
      <style:text-properties officeooo:rsid="0036ddf2" officeooo:paragraph-rsid="0036fcaf"/>
    </style:style>
    <style:style style:name="P24" style:family="paragraph" style:parent-style-name="Text_20_body" style:list-style-name="L2">
      <style:text-properties officeooo:rsid="0036ddf2" officeooo:paragraph-rsid="00380648"/>
    </style:style>
    <style:style style:name="T1" style:family="text">
      <style:text-properties officeooo:rsid="0021102e"/>
    </style:style>
    <style:style style:name="T2" style:family="text">
      <style:text-properties officeooo:rsid="00277005"/>
    </style:style>
    <style:style style:name="T3" style:family="text">
      <style:text-properties officeooo:rsid="002c0e8b"/>
    </style:style>
    <style:style style:name="T4" style:family="text">
      <style:text-properties officeooo:rsid="002eded6"/>
    </style:style>
    <style:style style:name="T5" style:family="text">
      <style:text-properties officeooo:rsid="00306589"/>
    </style:style>
    <style:style style:name="T6" style:family="text">
      <style:text-properties officeooo:rsid="003181d0"/>
    </style:style>
    <style:style style:name="T7" style:family="text">
      <style:text-properties officeooo:rsid="0032bb95"/>
    </style:style>
    <style:style style:name="T8" style:family="text">
      <style:text-properties officeooo:rsid="00337ca4"/>
    </style:style>
    <style:style style:name="T9" style:family="text">
      <style:text-properties officeooo:rsid="00352641"/>
    </style:style>
    <style:style style:name="T10" style:family="text">
      <style:text-properties officeooo:rsid="0036fcaf"/>
    </style:style>
    <style:style style:name="T11" style:family="text">
      <style:text-properties officeooo:rsid="0037b2fa"/>
    </style:style>
    <style:style style:name="T12" style:family="text">
      <style:text-properties officeooo:rsid="003806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d Gallery Plugin</text:p>
      <text:h text:style-name="Heading_20_1" text:outline-level="1">Cél</text:h>
      <text:p text:style-name="P1">Woocommerce termékeinek listáját grides formában való listázása.</text:p>
      <text:h text:style-name="P7" text:outline-level="1"><text:span text:style-name="T2">Telepítési e</text:span>lőfeltételek</text:h>
      <text:p text:style-name="P3">Wordpress 6.8.x oldal</text:p>
      <text:p text:style-name="P4"><text:span text:style-name="T2">Woocommerce </text:span>10.1.<text:span text:style-name="T2">x plugin</text:span></text:p>
      <text:h text:style-name="Heading_20_1" text:outline-level="1">Telepítési útmutató</text:h>
      <text:p text:style-name="P2">Meglévő Wordpress oldalra, melyre fel lett telepítve a woocommerce plugin is, a következő képpen lehet feltelepíteni:</text:p>
      <text:h text:style-name="Heading_20_2" text:outline-level="2">Ingyenes verzió telepítése</text:h>
      <text:list text:style-name="L1">
        <text:list-item>
          <text:p text:style-name="P8">WP telepítő részénél</text:p>
          <text:list>
            <text:list-item>
              <text:p text:style-name="P9">Bal oldali menüben a <text:span text:style-name="T3">bővítmény</text:span> hozzáadása menüpont kiválasztása</text:p>
            </text:list-item>
            <text:list-item>
              <text:p text:style-name="P10">A megjelent oldalon meg kell nyomni a Bővítmény feltöltését</text:p>
            </text:list-item>
            <text:list-item>
              <text:p text:style-name="P10">Ki kell választani a woo-gallery.zip fájlt, s jóvá kell hagyni a feltöltést.</text:p>
            </text:list-item>
            <text:list-item>
              <text:p text:style-name="P10">Miután a woocommerce is be van kapcsolva, be kell kapcsolni ezt a plugint is.</text:p>
            </text:list-item>
            <text:list-item>
              <text:p text:style-name="P11">S kész is az ingyenes verzió feltöltése.</text:p>
            </text:list-item>
          </text:list>
        </text:list-item>
        <text:list-item>
          <text:p text:style-name="P13">FTP serverrel</text:p>
          <text:list>
            <text:list-item>
              <text:p text:style-name="P13">wp-content/plugins könyvtár alá fel kell tölteni a kicsomagolt woo-gallery.zip fájlt.</text:p>
            </text:list-item>
            <text:list-item>
              <text:p text:style-name="P13">Az admin oldalon a Telepített bővítmények ki kell választani a menüből</text:p>
            </text:list-item>
            <text:list-item>
              <text:p text:style-name="P13">Az így megjelent oldalon, ki kell keresni a Prod <text:span text:style-name="T4">Gallery bővítményt be kell kapcsolni</text:span></text:p>
            </text:list-item>
            <text:list-item>
              <text:p text:style-name="P12">S kész is az ingyenes verzió feltöltése.</text:p>
            </text:list-item>
          </text:list>
        </text:list-item>
      </text:list>
      <text:h text:style-name="Heading_20_1" text:outline-level="1">Használati útmutató</text:h>
      <text:h text:style-name="Heading_20_2" text:outline-level="2">Ingyenes verzió</text:h>
      <text:p text:style-name="P5">Short kódot tud az ember használni, melynek neve [woo-gallery].</text:p>
      <text:h text:style-name="Heading_20_3" text:outline-level="3">Lehetséges attrib<text:span text:style-name="T6">ú</text:span>tumok</text:h>
      <text:list text:style-name="L2">
        <text:list-item>
          <text:p text:style-name="P14">id: <text:span text:style-name="T7">egyedi azonosítója a grid listának</text:span></text:p>
          <text:list>
            <text:list-item>
              <text:p text:style-name="P15">Pl </text:p>
              <text:list>
                <text:list-item>
                  <text:p text:style-name="P17">[woo-gallery <text:span text:style-name="T7">id=’gallery1’</text:span>]</text:p>
                </text:list-item>
              </text:list>
            </text:list-item>
          </text:list>
        </text:list-item>
        <text:list-item>
          <text:p text:style-name="P16">cat: termék kategóriák slugjai, amire szűrni akar</text:p>
          <text:list>
            <text:list-item>
              <text:p text:style-name="P15">Pl:</text:p>
              <text:list>
                <text:list-item>
                  <text:p text:style-name="P18">[woo-gallery <text:span text:style-name="T8">cat=’kategoria1 kategoria2 kategoria3’]</text:span></text:p>
                </text:list-item>
              </text:list>
            </text:list-item>
          </text:list>
        </text:list-item>
        <text:list-item>
          <text:p text:style-name="P20"><text:soft-page-break/>order: <text:span text:style-name="T9">Milyen érték szerint szeretnénk listázni</text:span></text:p>
          <text:list>
            <text:list-item>
              <text:p text:style-name="P21">Pl.:</text:p>
              <text:list>
                <text:list-item>
                  <text:p text:style-name="P19">[woo-gallery <text:span text:style-name="T9">order=’name’]</text:span></text:p>
                </text:list-item>
              </text:list>
            </text:list-item>
          </text:list>
        </text:list-item>
        <text:list-item>
          <text:p text:style-name="P21">by: Csökkenő, vagy növekvő sorrendben szeretné-e listázni, két értéke lehet:</text:p>
          <text:list>
            <text:list-item>
              <text:p text:style-name="P21">asc: Növekvő</text:p>
            </text:list-item>
            <text:list-item>
              <text:p text:style-name="P21">desc: csökkenő</text:p>
            </text:list-item>
            <text:list-item>
              <text:p text:style-name="P21">Pl.:</text:p>
              <text:list>
                <text:list-item>
                  <text:p text:style-name="P19">[woo-gallery <text:span text:style-name="T9">order=’name’ by=’asc’]</text:span></text:p>
                </text:list-item>
              </text:list>
            </text:list-item>
          </text:list>
        </text:list-item>
        <text:list-item>
          <text:p text:style-name="P21">limit: Egyszerre maximum hány terméket listázzon ki</text:p>
          <text:list>
            <text:list-item>
              <text:p text:style-name="P21">Pl.:</text:p>
              <text:list>
                <text:list-item>
                  <text:p text:style-name="P19">[woo-gallery <text:span text:style-name="T9">limit=’10’]</text:span></text:p>
                </text:list-item>
              </text:list>
            </text:list-item>
          </text:list>
        </text:list-item>
        <text:list-item>
          <text:p text:style-name="P22">page: Ha limit értéket ad meg, akkor megadható az, hogy hanyadik „oldal” jelenjen meg.</text:p>
          <text:list>
            <text:list-item>
              <text:p text:style-name="P23">Pl.:</text:p>
              <text:list>
                <text:list-item>
                  <text:p text:style-name="P23"><text:span text:style-name="T5">[woo-gallery </text:span>limit=’10’ page=’3’]</text:p>
                  <text:list>
                    <text:list-item>
                      <text:p text:style-name="P23"><text:span text:style-name="T10">Jelentése: </text:span><text:span text:style-name="T11">21. elemtől 30. elemig tartó elemek listája.</text:span></text:p>
                    </text:list-item>
                  </text:list>
                </text:list-item>
                <text:list-item>
                  <text:p text:style-name="P24"><text:span text:style-name="T5">[woo-gallery </text:span><text:span text:style-name="T12">order=’name’ by=’desc’ </text:span>limit=’10’ page=’3’]</text:p>
                  <text:list>
                    <text:list-item>
                      <text:p text:style-name="P24"><text:span text:style-name="T10">Jelentése: </text:span><text:span text:style-name="T11">21. elemtől 30. elemig tartó elemek listája, </text:span><text:span text:style-name="T12">terméknév alapján csökkenő sorrendben sorba rendezv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3T17:24:56.419000000</meta:creation-date>
    <dc:date>2025-09-06T16:27:34.200000000</dc:date>
    <meta:editing-duration>PT2H38M44S</meta:editing-duration>
    <meta:editing-cycles>29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7" meta:word-count="289" meta:character-count="1941" meta:non-whitespace-character-count="1732"/>
  </office:meta>
</office:document-meta>
</file>